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 Light" svg:font-family="'Calibri Light'"/>
    <style:font-face style:name="Calibri1" svg:font-family="Calibri"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office:font-face-decls>
  <office:automatic-styles>
    <style:style style:name="P1" style:family="paragraph" style:parent-style-name="Standard">
      <style:paragraph-properties fo:text-align="justify" style:justify-single-word="false"/>
      <style:text-properties fo:color="#000000" loext:opacity="100%" style:font-name="Calibri" fo:font-size="12pt" fo:background-color="#ffffff" style:font-size-asian="12pt"/>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T1" style:family="text">
      <style:text-properties fo:color="#000000" loext:opacity="100%" style:font-name="Calibri" fo:font-size="12pt" fo:background-color="#ffffff" loext:char-shading-value="0" style:font-size-asian="12pt"/>
    </style:style>
    <style:style style:name="T2" style:family="text">
      <style:text-properties fo:color="#000000" loext:opacity="100%" style:font-name="Calibri" fo:font-size="12pt" officeooo:rsid="000af0aa" fo:background-color="#ffffff" loext:char-shading-value="0" style:font-size-asian="12pt"/>
    </style:style>
    <style:style style:name="T3" style:family="text">
      <style:text-properties fo:color="#000000" loext:opacity="100%" style:font-name="Calibri" fo:font-size="12pt" officeooo:rsid="000b2083" fo:background-color="#ffffff" loext:char-shading-value="0" style:font-size-asian="12pt"/>
    </style:style>
    <style:style style:name="T4" style:family="text">
      <style:text-properties fo:color="#000000" loext:opacity="100%" style:font-name="Calibri" fo:font-size="12pt" fo:font-style="italic" fo:background-color="#ffffff" loext:char-shading-value="0" style:font-size-asian="12pt" style:font-style-asian="italic" style:font-style-complex="italic"/>
    </style:style>
    <style:style style:name="T5" style:family="text">
      <style:text-properties style:use-window-font-color="true" loext:opacity="0%" style:font-name="Segoe UI" fo:font-size="9pt" style:font-size-asian="9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rmination Checklist</text:h>
      <text:p text:style-name="P1" loext:marker-style-name="T1"/>
      <text:p text:style-name="P2" loext:marker-style-name="T1"><text:span text:style-name="T1">Upon notification of separation of service from </text:span><text:span text:style-name="T4">Northwoods Software Testing Services</text:span><text:span text:style-name="T1">, your account will be turned off and you will no longer be able to access the system or connect to your company email. All correspondences with Human Resources will be conducted through your personal email on file. You are to not contact anyone outside of Human Resources and may not discuss the current restructuring of the company until all other notifications </text:span><text:span text:style-name="T2">have been</text:span><text:span text:style-name="T1"> completed.</text:span></text:p>
      <text:p text:style-name="P1" loext:marker-style-name="T1"/>
      <text:p text:style-name="P2" loext:marker-style-name="T1"><text:span text:style-name="T1">Within the next 48 hours, you are required to do the following:</text:span><text:span text:style-name="T1"/></text:p>
      <text:p text:style-name="P1" loext:marker-style-name="T1"/>
      <text:list text:style-name="L1">
        <text:list-item>
          <text:p text:style-name="P3" loext:marker-style-name="T1"><text:span text:style-name="T1">Mail any company-owned equipment back to Company, including (but not limited to) laptops, phone</text:span><text:span text:style-name="T3">s</text:span><text:span text:style-name="T1">, fax machines, etc. Return labels will be provided to you within the next 2-3 business days.</text:span></text:p>
        </text:list-item>
        <text:list-item>
          <text:p text:style-name="P3" loext:marker-style-name="T5"><text:span text:style-name="T1">Sign the attached Non-Disclosure and Non-Complete Agreements and email them to Human Resources.</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 Light" svg:font-family="'Calibri Light'"/>
    <style:font-face style:name="Calibri1" svg:font-family="Calibri"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Light"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Light"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1"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Light" fo:font-family="'Calibri Light'"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Light" fo:font-family="'Calibri Light'"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Light" fo:font-family="'Calibri Light'"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in" fo:margin-bottom="0.7874in" fo:margin-left="0.6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lake Madden</meta:initial-creator>
    <meta:creation-date>2023-11-12T08:27:13.124000000</meta:creation-date>
    <dc:date>2023-11-13T04:44:09.285000000</dc:date>
    <dc:creator>Blake Madden</dc:creator>
    <meta:editing-duration>PT16M55S</meta:editing-duration>
    <meta:editing-cycles>8</meta:editing-cycles>
    <meta:generator>LibreOffice/7.6.2.1$Windows_X86_64 LibreOffice_project/56f7684011345957bbf33a7ee678afaf4d2ba333</meta:generator>
    <dc:subject>Checklist for employees after separation of service</dc:subject>
    <dc:title>Termination Checklist</dc:title>
    <meta:document-statistic meta:table-count="0" meta:image-count="0" meta:object-count="0" meta:page-count="1" meta:paragraph-count="5" meta:word-count="134" meta:character-count="838" meta:non-whitespace-character-count="711"/>
  </office:meta>
</office:document-meta>
</file>